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1_1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, FF 3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Henry S. Jacobs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5632</text:p>
      <text:p text:style-name="P5">Date (derived from Gregorian calendar)<text:tab/>5 April 1872</text:p>
      <text:p text:style-name="P5">Month<text:tab/><text:tab/><text:tab/><text:tab/><text:tab/><text:tab/>April</text:p>
      <text:p text:style-name="P5">Year<text:tab/><text:tab/><text:tab/><text:tab/><text:tab/><text:tab/>1872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Orleans</text:p>
      <text:p text:style-name="P5">State<text:tab/><text:tab/><text:tab/><text:tab/><text:tab/><text:tab/>Louisiana <text:tab/>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New Orleans 5</text:span><text:span text:style-name="T2">th</text:span><text:span text:style-name="T1"> April 5632/</text:span></text:p>
      <text:p text:style-name="P2"><text:span text:style-name="T1">Revd. S. Morais/</text:span></text:p>
      <text:p text:style-name="P2"><text:span text:style-name="T1"><text:tab/>Philadelphia/</text:span></text:p>
      <text:p text:style-name="P2"><text:span text:style-name="T1"><text:tab/><text:tab/>Dear Sir,/</text:span></text:p>
      <text:p text:style-name="P2"><text:span text:style-name="T1"><text:tab/><text:tab/><text:tab/>I was deeply pained/ at learning yesterday, thro a letter from/ my brother, of the sad loss you had/ sustained. <text:s/>The bereavement is one too/ keen to find much alleviation from/ words of human comfort, tho I feel it/ would be unbecoming as it is unneces-/-sary for me to remind you of those/ blessed sources of consolation, which God,/ in His mercy, has given us in His revealed/ assurances of help in time of trouble, when/ vain is the help of man. <text:s/>These means/ of Heavenly strength to one of your training,/ habits, and thoughts have readily been/ found; and I can but ask to add my/ offerings of sincere and heartfelt sympathy,/ which I beg you will accept./</text:span></text:p>
      <text:p text:style-name="P2"><text:span text:style-name="T1"/></text:p>
      <text:p text:style-name="P2"><text:span text:style-name="T1">[Page 2]</text:span></text:p>
      <text:p text:style-name="P2"><text:span text:style-name="T1"><text:tab/>Whilst we must recognize the/ severity of the blow, which has prostrated/ so many home-joys, yet not </text:span><text:span text:style-name="T3">utterly</text:span><text:span text:style-name="T4"> bereft/ of these are you left. <text:s/>Dear children are/ still spared you to bring back light to/ your present darkness; and may these grow/ in the fear of God, and as so many staffs/ as your years decline. <text:s/>Most unfeignedly/ and earnestly do I invoke for you and them/ the blessings of the God of our fathers; and if/ tearfully you now feel as tho [Hebrew],/ yet may He grant a return of happiness,/ and “renew your days as of old!”/</text:span></text:p>
      <text:p text:style-name="P2"><text:span text:style-name="T4"><text:tab/>My wife &amp; family desire to/ unite with me in these assurances of deep &amp;/ friendly sympathy./</text:span></text:p>
      <text:p text:style-name="P2"><text:span text:style-name="T4"><text:tab/><text:tab/>Believe me, dear sir,/</text:span></text:p>
      <text:p text:style-name="P2"><text:span text:style-name="T4"><text:tab/><text:tab/><text:tab/>Yours truly/</text:span></text:p>
      <text:p text:style-name="P2"><text:span text:style-name="T4"><text:tab/><text:tab/><text:tab/>Henry S. Jacob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3T13:04:32</meta:creation-date>
    <dc:date>2009-05-13T13:17:26</dc:date>
    <dc:language>en-US</dc:language>
    <meta:editing-cycles>2</meta:editing-cycles>
    <meta:editing-duration>PT12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2" meta:word-count="425" meta:character-count="2725"/>
  </office:meta>
</office:document-meta>
</file>